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7597in" table:align="left"/>
    </style:style>
    <style:style style:name="Table1.A" style:family="table-column">
      <style:table-column-properties style:column-width="1.7597in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1.6833in" table:align="margins"/>
    </style:style>
    <style:style style:name="Table2.A" style:family="table-column">
      <style:table-column-properties style:column-width="1.6833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1.7597in" table:align="left"/>
    </style:style>
    <style:style style:name="Table3.A" style:family="table-column">
      <style:table-column-properties style:column-width="1.7597in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1.6833in" table:align="margins"/>
    </style:style>
    <style:style style:name="Table4.A" style:family="table-column">
      <style:table-column-properties style:column-width="1.6833in" style:rel-column-width="65535*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style:text-underline-style="solid" style:text-underline-width="auto" style:text-underline-color="font-color"/>
    </style:style>
    <style:style style:name="P4" style:family="paragraph" style:parent-style-name="Standard"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Courier New" fo:font-weight="normal" style:font-weight-asian="normal" style:font-weight-complex="normal"/>
    </style:style>
    <style:style style:name="P6" style:family="paragraph" style:parent-style-name="Standard">
      <style:text-properties style:font-name="Courier New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style:font-name="Courier New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style:font-name="Courier New"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color="#000000"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12" style:family="paragraph" style:parent-style-name="Standard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style:text-position="super 58%"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ff3333" style:font-name="Courier New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9900" style:font-name="Courier New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6666ff" style:font-name="Courier New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style:font-name="Times New Roman" fo:font-weight="normal" style:font-weight-asian="normal" style:font-weight-complex="normal"/>
    </style:style>
    <style:style style:name="P21" style:family="paragraph" style:parent-style-name="Standard">
      <style:text-properties style:font-name="Times New Roman" style:text-underline-style="none" fo:font-weight="normal" style:font-weight-asian="normal" style:font-weight-complex="normal"/>
    </style:style>
    <style:style style:name="P22" style:family="paragraph" style:parent-style-name="Standard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ff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1"/>
    <style:style style:name="P27" style:family="paragraph" style:parent-style-name="Standard" style:list-style-name="L2"/>
    <style:style style:name="P28" style:family="paragraph" style:parent-style-name="Standard" style:list-style-name="L3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6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7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34" style:family="paragraph" style:parent-style-name="Standard" style:list-style-name="L7">
      <style:text-properties style:font-name="Times New Roman" fo:font-weight="bold" style:font-weight-asian="bold" style:font-weight-complex="bold"/>
    </style:style>
    <style:style style:name="P35" style:family="paragraph" style:parent-style-name="Standard" style:list-style-name="L7">
      <style:text-properties style:font-name="Times New Roman"/>
    </style:style>
    <style:style style:name="P36" style:family="paragraph" style:parent-style-name="Standard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7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8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9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Standard" style:list-style-name="L10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1" style:family="paragraph" style:parent-style-name="Standard" style:list-style-name="L11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2" style:family="paragraph" style:parent-style-name="Standard" style:list-style-name="L12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13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list-style-name="L7">
      <style:text-properties fo:color="#000000" style:font-name="Times New Roman"/>
    </style:style>
    <style:style style:name="P45" style:family="paragraph" style:parent-style-name="Standard" style:list-style-name="L14">
      <style:text-properties fo:color="#000000" style:font-name="Courier New" fo:font-style="normal" style:text-underline-style="none" fo:font-weight="bold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color="#000000"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47" style:family="paragraph" style:parent-style-name="Standard" style:list-style-name="L14">
      <style:text-properties fo:color="#000000"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000000"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Standard" style:list-style-name="L15"/>
    <style:style style:name="P53" style:family="paragraph" style:parent-style-name="Standard" style:list-style-name="L16"/>
    <style:style style:name="P5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Standard"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9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ff3333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ff3333" fo:font-style="normal" style:text-underline-style="none" style:font-style-asian="normal" style:font-style-complex="normal"/>
    </style:style>
    <style:style style:name="T8" style:family="text">
      <style:text-properties fo:color="#0000ff" fo:font-weight="normal" style:font-weight-asian="normal" style:font-weight-complex="normal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" style:text-underline-style="none" fo:font-weight="normal" style:font-weight-asian="normal" style:font-weight-complex="normal"/>
    </style:style>
    <style:style style:name="T14" style:family="text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style:font-name="Times New Roman" fo:font-style="normal" style:text-underline-style="none" style:font-style-asian="normal" style:font-style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style:text-position="0% 100%" style:font-name="Times New Roman" fo:font-style="normal" style:text-underline-style="none" style:font-style-asian="normal" style:font-style-complex="normal"/>
    </style:style>
    <style:style style:name="T24" style:family="text">
      <style:text-properties fo:color="#000000"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fo:color="#000000"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text-position="0% 100%"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00" style:text-position="0% 100%"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00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style:text-position="0% 100%" style:font-name="Times New Roman" fo:font-style="normal" style:text-underline-style="none" style:font-style-asian="normal" style:font-style-complex="normal"/>
    </style:style>
    <style:style style:name="T31" style:family="text">
      <style:text-properties fo:color="#000000"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style:text-position="sub 58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color="#3333ff" fo:font-style="normal" style:text-underline-style="none" style:font-style-asian="normal" style:font-style-complex="normal"/>
    </style:style>
    <style:style style:name="T39" style:family="text">
      <style:text-properties fo:color="#00993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ff00ff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ff00ff" fo:font-style="normal" style:text-underline-style="none" style:font-style-asian="normal" style:font-style-complex="normal"/>
    </style:style>
    <style:style style:name="T42" style:family="text">
      <style:text-properties fo:color="#ff33ff"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color="#ff00cc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style:text-position="super 58%" style:text-underline-style="none" fo:font-weight="normal" style:font-weight-asian="normal" style:font-weight-complex="normal"/>
    </style:style>
    <style:style style:name="T46" style:family="text">
      <style:text-properties style:text-position="0% 100%" style:text-underline-style="none" fo:font-weight="normal" style:font-weight-asian="normal" style:font-weight-complex="normal"/>
    </style:style>
    <style:style style:name="T47" style:family="text">
      <style:text-properties style:text-position="0% 100%" style:font-name="Times New Roman" style:text-underline-style="none" fo:font-weight="normal" style:font-weight-asian="normal" style:font-weight-complex="normal"/>
    </style:style>
    <style:style style:name="T48" style:family="text">
      <style:text-properties style:text-position="sub 58%"/>
    </style:style>
    <style:style style:name="T49" style:family="text">
      <style:text-properties style:text-position="sub 58%" style:font-name="Times New Roman" style:text-underline-style="none" fo:font-weight="normal" style:font-weight-asian="normal" style:font-weight-complex="normal"/>
    </style:style>
    <style:style style:name="T50" style:family="text">
      <style:text-properties fo:font-variant="normal" fo:text-transform="none" fo:color="#222222" style:text-position="0% 100%" style:font-name="Times New Roman" fo:letter-spacing="normal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day</text:p>
      <text:p text:style-name="P1">Week 8</text:p>
      <text:p text:style-name="P1">2-27-17</text:p>
      <text:p text:style-name="Standard"/>
      <text:p text:style-name="Standard">Last time:</text:p>
      <text:p text:style-name="Standard">Exam 1</text:p>
      <text:p text:style-name="Standard">grading done:</text:p>
      <text:p text:style-name="Standard"><text:tab/>100 - (# of mistakes – 1) * 4</text:p>
      <text:p text:style-name="Standard"><text:tab/>No mistakes: 103%</text:p>
      <text:p text:style-name="Standard"/>
      <text:p text:style-name="Standard">Before last time (paper notes):</text:p>
      <text:list xml:id="list6153383563552518245" text:style-name="L1">
        <text:list-item>
          <text:p text:style-name="P26">Scoping</text:p>
          <text:list>
            <text:list-item>
              <text:p text:style-name="P26">Declarations</text:p>
            </text:list-item>
            <text:list-item>
              <text:p text:style-name="P26">references</text:p>
            </text:list-item>
            <text:list-item>
              <text:p text:style-name="P26">resolving references</text:p>
            </text:list-item>
          </text:list>
        </text:list-item>
        <text:list-item>
          <text:p text:style-name="P26">Scope:</text:p>
          <text:list>
            <text:list-item>
              <text:p text:style-name="P26">nested scopes</text:p>
            </text:list-item>
            <text:list-item>
              <text:p text:style-name="P26">immediately nested scopes</text:p>
            </text:list-item>
          </text:list>
        </text:list-item>
      </text:list>
      <text:p text:style-name="Standard"/>
      <text:p text:style-name="Standard">Today:</text:p>
      <text:list xml:id="list2910647469528421349" text:style-name="L2">
        <text:list-item>
          <text:p text:style-name="P27">Scopes</text:p>
        </text:list-item>
        <text:list-item>
          <text:p text:style-name="P27">static scoping</text:p>
        </text:list-item>
        <text:list-item>
          <text:p text:style-name="P27">dynamic scoping</text:p>
        </text:list-item>
        <text:list-item>
          <text:p text:style-name="P27">start semantics of assignment</text:p>
          <text:list>
            <text:list-item>
              <text:p text:style-name="P27">if we have time</text:p>
            </text:list-item>
          </text:list>
        </text:list-item>
      </text:list>
      <text:p text:style-name="Standard"/>
      <text:p text:style-name="Standard">Refresher:</text:p>
      <text:list xml:id="list29470623" text:continue-numbering="true" text:style-name="L2">
        <text:list-item>
          <text:p text:style-name="P27">In a programming language, there is typically a syntactic construct to denote scope, often called a <text:span text:style-name="T1">block</text:span><text:span text:style-name="T2">.</text:span></text:p>
        </text:list-item>
        <text:list-item>
          <text:p text:style-name="P27">A scope is <text:span text:style-name="T1">nested</text:span><text:span text:style-name="T2"> in another scope if its node in the parse tree if a </text:span><text:span text:style-name="T3">descendant</text:span><text:span text:style-name="T2"> of that of the other scope.</text:span></text:p>
        </text:list-item>
        <text:list-item>
          <text:p text:style-name="P27"><text:span text:style-name="T2">Scope A is </text:span><text:span text:style-name="T1">immediately/directly nested</text:span><text:span text:style-name="T2"> in scope B if A is nested in B and B is nested in all other scopes in which A is nested.</text:span></text:p>
        </text:list-item>
      </text:list>
      <text:p text:style-name="P19"/>
      <text:p text:style-name="P19">Resolving a reference: The goal is to determine the declaration corresponding to a particular reference.</text:p>
      <text:p text:style-name="P19"/>
      <text:p text:style-name="P19">Ex:</text:p>
      <text:p text:style-name="P19"/>
      <text:p text:style-name="P5">{</text:p>
      <text:p text:style-name="P2"><text:span text:style-name="T2"><text:tab/>int </text:span><text:span text:style-name="T5">i</text:span><text:span text:style-name="T2">;</text:span></text:p>
      <text:p text:style-name="P5"><text:tab/>{</text:p>
      <text:p text:style-name="P2"><text:span text:style-name="T2"><text:tab/><text:tab/>int </text:span><text:span text:style-name="T9">i</text:span><text:span text:style-name="T2">;</text:span></text:p>
      <text:p text:style-name="P2"><text:span text:style-name="T2"><text:tab/><text:tab/></text:span><text:span text:style-name="T8">i</text:span><text:span text:style-name="T2"> = 5;</text:span></text:p>
      <text:p text:style-name="P5"><text:tab/>}</text:p>
      <text:p text:style-name="P2"><text:span text:style-name="T2"><text:tab/></text:span><text:span text:style-name="T5">i</text:span><text:span text:style-name="T2"> = 6</text:span></text:p>
      <text:p text:style-name="P5">}</text:p>
      <text:p text:style-name="P20"/>
      <text:p text:style-name="P2"><text:span text:style-name="T11">A </text:span><text:span text:style-name="T12">symbol table</text:span><text:span text:style-name="T11"> is a data structure used in </text:span><text:span text:style-name="T12">resolving</text:span><text:span text:style-name="T11"> references. Also, it is used to keep attributes about </text:span><text:soft-page-break/><text:span text:style-name="T11">various names.</text:span></text:p>
      <text:p text:style-name="P20"/>
      <text:p text:style-name="P20">Ex: location, type, value, size, …</text:p>
      <text:p text:style-name="P20"/>
      <text:p text:style-name="P20">By assigning an address in the symbol table, we can reference it later.</text:p>
      <text:p text:style-name="P20">Think of dictionaries.</text:p>
      <text:p text:style-name="P20"/>
      <text:p text:style-name="P3"><text:span text:style-name="T11">Resolving a reference</text:span><text:span text:style-name="T13"> (common case):</text:span></text:p>
      <text:p text:style-name="P6"/>
      <text:p text:style-name="P6">lookup(scope, name)</text:p>
      <text:p text:style-name="P6">{</text:p>
      <text:p text:style-name="P6"><text:tab/>if scope != NULL</text:p>
      <text:p text:style-name="P6"><text:tab/>{<text:tab/></text:p>
      <text:p text:style-name="P6"><text:tab/><text:tab/>if lookup-in-current-scope(scope, name)</text:p>
      <text:p text:style-name="P6"><text:tab/><text:tab/><text:tab/>return lookup-in-current-scope(scope, name)</text:p>
      <text:p text:style-name="P6"><text:tab/><text:tab/>else</text:p>
      <text:p text:style-name="P3"><text:span text:style-name="T19"><text:tab/><text:tab/><text:tab/>return lookup(</text:span><text:span text:style-name="T2">scope-&gt;parent</text:span><text:span text:style-name="T19">, name)I</text:span></text:p>
      <text:p text:style-name="P6"><text:tab/>}</text:p>
      <text:p text:style-name="P6"><text:tab/>else</text:p>
      <text:p text:style-name="P6"><text:tab/><text:tab/>return NULL;</text:p>
      <text:p text:style-name="P6">}</text:p>
      <text:p text:style-name="P6"/>
      <text:p text:style-name="P21">lookup-in-current-scope: looks up in current scope</text:p>
      <text:p text:style-name="P21"/>
      <text:p text:style-name="P21">lookup: does a global lookup.</text:p>
      <text:p text:style-name="P21"/>
      <text:p text:style-name="P5">{</text:p>
      <text:p text:style-name="P2"><text:span text:style-name="T2"><text:tab/>int </text:span><text:span text:style-name="T5">i</text:span><text:span text:style-name="T20">, j</text:span><text:span text:style-name="T2">;</text:span></text:p>
      <text:p text:style-name="P5"><text:tab/>{</text:p>
      <text:p text:style-name="P2"><text:span text:style-name="T2"><text:tab/><text:tab/>int </text:span><text:span text:style-name="T9">i</text:span><text:span text:style-name="T2">;</text:span></text:p>
      <text:p text:style-name="P2"><text:span text:style-name="T2"><text:tab/><text:tab/></text:span><text:span text:style-name="T9">i</text:span><text:span text:style-name="T2"> = 5;</text:span></text:p>
      <text:p text:style-name="P5"><text:tab/><text:tab/>j = 6</text:p>
      <text:p text:style-name="P5"><text:tab/>}</text:p>
      <text:p text:style-name="P2"><text:span text:style-name="T2"><text:tab/></text:span><text:span text:style-name="T5">i</text:span><text:span text:style-name="T2"> = 6</text:span></text:p>
      <text:p text:style-name="P6">}</text:p>
      <text:p text:style-name="P21"/>
      <text:p text:style-name="P3"><text:span text:style-name="T13">With </text:span><text:span text:style-name="T11">scope-&gt;parent</text:span><text:span text:style-name="T13">, we look up in the parent, and if we don't find it, we go to </text:span><text:span text:style-name="T14">that</text:span><text:span text:style-name="T16"> parent's scope, and keep going until we either find it or declare that it can't be found.</text:span></text:p>
      <text:p text:style-name="P22"/>
      <text:p text:style-name="P22">All of this is specific to static scoping (also called lexical scoping), which is what we are used to dealing with.</text:p>
      <text:p text:style-name="P22"/>
      <text:p text:style-name="P3"><text:span text:style-name="T17">Static scoping</text:span><text:span text:style-name="T16">: parent of a scope is the immediately enclosing scope. Related to the text of the program, not the execution of it.</text:span></text:p>
      <text:p text:style-name="P22"/>
      <text:p text:style-name="P22">Static Scoping example:</text:p>
      <text:p text:style-name="P3"/>
      <text:p text:style-name="P5">{</text:p>
      <text:p text:style-name="P8"><text:tab/>int i, j;</text:p>
      <text:p text:style-name="P18"><text:soft-page-break/><text:tab/>{</text:p>
      <text:p text:style-name="P18"><text:tab/><text:tab/>int i;</text:p>
      <text:p text:style-name="P18"><text:tab/><text:tab/>i = 5;</text:p>
      <text:p text:style-name="P18"><text:tab/><text:tab/>j = 4;</text:p>
      <text:p text:style-name="P18"><text:tab/>}</text:p>
      <text:p text:style-name="P17"><text:tab/>{</text:p>
      <text:p text:style-name="P17"><text:tab/><text:tab/>int j;</text:p>
      <text:p text:style-name="P17"><text:tab/><text:tab/>i = 5;</text:p>
      <text:p text:style-name="P17"><text:tab/><text:tab/>j = 6;</text:p>
      <text:p text:style-name="P16"><text:tab/><text:tab/>{</text:p>
      <text:p text:style-name="P16"><text:tab/><text:tab/><text:tab/>int i;</text:p>
      <text:p text:style-name="P16"><text:tab/><text:tab/><text:tab/>i = 3;</text:p>
      <text:p text:style-name="P16"><text:tab/><text:tab/><text:tab/>j = 7;</text:p>
      <text:p text:style-name="P16"><text:tab/><text:tab/>}</text:p>
      <text:p text:style-name="P17"><text:tab/>}</text:p>
      <text:p text:style-name="P8"><text:tab/>i = 1</text:p>
      <text:p text:style-name="P22">}</text:p>
      <text:p text:style-name="P22"/>
      <text:p text:style-name="P22">Black: Scope 1</text:p>
      <text:p text:style-name="P22">Blue: Scope 2</text:p>
      <text:p text:style-name="P22">Green: Scope 3</text:p>
      <text:p text:style-name="P22">Red: Scope 4</text:p>
      <text:p text:style-name="P22"/>
      <text:p text:style-name="P22">Initially, scope <text:s/>= null.</text:p>
      <text:p text:style-name="P22"/>
      <text:p text:style-name="P22">preamble: What you do as you start parsing a block.</text:p>
      <text:p text:style-name="P7">parse_Block()</text:p>
      <text:p text:style-name="P7">{</text:p>
      <text:p text:style-name="P7"><text:tab/>new_scope = scope();</text:p>
      <text:p text:style-name="P7"><text:tab/>new_scope-&gt;parent = current_scope;</text:p>
      <text:p text:style-name="P7"><text:tab/>current_scope = new_scope;</text:p>
      <text:p text:style-name="P7">}</text:p>
      <text:p text:style-name="P7"/>
      <text:p text:style-name="P7">…</text:p>
      <text:p text:style-name="P7">//stuff regarding parsing the block</text:p>
      <text:p text:style-name="P7">…</text:p>
      <text:p text:style-name="P7">//Finish parsing:</text:p>
      <text:p text:style-name="P7">current_scope = current_scope-&gt;parent</text:p>
      <text:p text:style-name="P7"/>
      <text:p text:style-name="P22">When in scope 4, (at i = 3)</text:p>
      <text:p text:style-name="P22"/>
      <text:p text:style-name="P22">our linked list (going by parents) (see picture; picture is slightly wrong, puts block 3 inside block 2)</text:p>
      <text:p text:style-name="P22"/>
      <text:p text:style-name="P22">NULL → Block 2 → Block 3 → Block 4</text:p>
      <text:p text:style-name="P22"/>
      <text:p text:style-name="P22"/>
      <text:p text:style-name="P5">//NULL</text:p>
      <text:p text:style-name="P5">{</text:p>
      <text:p text:style-name="P5"><text:tab/>//Block 1-&gt;parent <text:s/>= NULL</text:p>
      <text:p text:style-name="P8"><text:soft-page-break/><text:tab/>int i, j;</text:p>
      <text:p text:style-name="P17"><text:tab/>{</text:p>
      <text:p text:style-name="P17"><text:tab/><text:tab/>//Block 3-&gt;parent = block 1</text:p>
      <text:p text:style-name="P17"><text:tab/><text:tab/>int j;</text:p>
      <text:p text:style-name="P16"><text:tab/><text:tab/>{</text:p>
      <text:p text:style-name="P16"><text:tab/><text:tab/><text:tab/>//Block 4-&gt;parent = block 3</text:p>
      <text:p text:style-name="P16"><text:tab/><text:tab/><text:tab/>int i;</text:p>
      <text:p text:style-name="P16"><text:tab/><text:tab/><text:tab/>//curent scope</text:p>
      <text:p text:style-name="P16"><text:tab/><text:tab/>}</text:p>
      <text:p text:style-name="P17"><text:tab/>}</text:p>
      <text:p text:style-name="P8"><text:tab/>i = 1</text:p>
      <text:p text:style-name="P7">}</text:p>
      <text:p text:style-name="P22"/>
      <text:p text:style-name="P4"><text:span text:style-name="T18">Dynamic scoping</text:span><text:span text:style-name="T16">: same </text:span><text:span text:style-name="T33">lookup</text:span><text:span text:style-name="T16"> function as before. The difference is how to determine the parent.</text:span></text:p>
      <text:p text:style-name="P22"/>
      <text:p text:style-name="P22">To determine the parent of a scope:</text:p>
      <text:list xml:id="list8245276590699103405" text:style-name="L3">
        <text:list-item>
          <text:p text:style-name="P28">within a function: same as static scoping</text:p>
        </text:list-item>
        <text:list-item>
          <text:p text:style-name="P28">function call: caller is parent of callee.</text:p>
        </text:list-item>
      </text:list>
      <text:p text:style-name="P22"/>
      <text:p text:style-name="P22">Example:</text:p>
      <text:p text:style-name="P22"/>
      <text:p text:style-name="P7">int i = 3</text:p>
      <text:p text:style-name="P7">f()</text:p>
      <text:p text:style-name="P7">{</text:p>
      <text:p text:style-name="P7"><text:tab/>int i;</text:p>
      <text:p text:style-name="P7"><text:tab/>i = 5;</text:p>
      <text:p text:style-name="P7"><text:tab/>h()</text:p>
      <text:p text:style-name="P7">}</text:p>
      <text:p text:style-name="P7"/>
      <text:p text:style-name="P7">h()</text:p>
      <text:p text:style-name="P7">{</text:p>
      <text:p text:style-name="P7"><text:tab/>int i;</text:p>
      <text:p text:style-name="P7"><text:tab/>i = 6;</text:p>
      <text:p text:style-name="P7"><text:tab/>g()</text:p>
      <text:p text:style-name="P7">}</text:p>
      <text:p text:style-name="P7"/>
      <text:p text:style-name="P7">g()</text:p>
      <text:p text:style-name="P7">{</text:p>
      <text:p text:style-name="P7"><text:tab/>print i;</text:p>
      <text:p text:style-name="P7">}</text:p>
      <text:p text:style-name="P7"/>
      <text:p text:style-name="P7">main()</text:p>
      <text:p text:style-name="P7">{</text:p>
      <text:p text:style-name="P7"><text:tab/>f();</text:p>
      <text:p text:style-name="P7"><text:tab/>h();</text:p>
      <text:p text:style-name="P7"><text:tab/>print i;</text:p>
      <text:p text:style-name="P7">}</text:p>
      <text:p text:style-name="P7"/>
      <text:p text:style-name="P22">In static scoping, output is:</text:p>
      <text:p text:style-name="P7"><text:soft-page-break/>3 //from global</text:p>
      <text:p text:style-name="P7">3 //from global</text:p>
      <text:p text:style-name="P7">3 //from global</text:p>
      <text:p text:style-name="P22"/>
      <text:p text:style-name="P22">In dynamic scoping, output is:</text:p>
      <text:p text:style-name="P7">5 //from f()</text:p>
      <text:p text:style-name="P7">6 //from h()</text:p>
      <text:p text:style-name="P7">3 //from global</text:p>
      <text:p text:style-name="P22"/>
      <text:p text:style-name="P22"/>
      <text:p text:style-name="P24">Wednesday</text:p>
      <text:p text:style-name="P1">Week 8</text:p>
      <text:p text:style-name="P1">3-1-17</text:p>
      <text:p text:style-name="P22"/>
      <text:p text:style-name="P22">Last time:</text:p>
      <text:list xml:id="list6337015730495656634" text:style-name="L4">
        <text:list-item>
          <text:p text:style-name="P29">Scoping</text:p>
        </text:list-item>
        <text:list-item>
          <text:p text:style-name="P29">Static Scoping</text:p>
        </text:list-item>
        <text:list-item>
          <text:p text:style-name="P29">A little about Dynamic Scoping</text:p>
        </text:list-item>
        <text:list-item>
          <text:p text:style-name="P29">Symbol Table (nested)</text:p>
        </text:list-item>
        <text:list-item>
          <text:p text:style-name="P29">Resolving a reference</text:p>
        </text:list-item>
      </text:list>
      <text:p text:style-name="P22"/>
      <text:p text:style-name="P22">Today:</text:p>
      <text:list xml:id="list7216199332800286548" text:style-name="L5">
        <text:list-item>
          <text:p text:style-name="P30">Examples of dynamic and static scoping</text:p>
        </text:list-item>
        <text:list-item>
          <text:p text:style-name="P30">Semantics of assignment</text:p>
        </text:list-item>
      </text:list>
      <text:p text:style-name="P22"/>
      <text:p text:style-name="P7">Same function used in both static and dynamic</text:p>
      <text:p text:style-name="P7">scope-&gt;parent just defined differently</text:p>
      <text:p text:style-name="P7">//scope: lookup starts in “scope”</text:p>
      <text:p text:style-name="P7">//name: to lookup starting from scope</text:p>
      <text:p text:style-name="P7">lookup(scope, name)</text:p>
      <text:p text:style-name="P7">{</text:p>
      <text:p text:style-name="P7"><text:tab/>if(scope != NULL)</text:p>
      <text:p text:style-name="P7"><text:tab/><text:tab/>if(lookup_in_local_scope(scope, name))</text:p>
      <text:p text:style-name="P7"><text:tab/><text:tab/><text:tab/>return lookup_in_local_scope(scope, name);</text:p>
      <text:p text:style-name="P7"><text:tab/><text:tab/>else</text:p>
      <text:p text:style-name="P7"><text:tab/><text:tab/><text:tab/>return lookup(scope-&gt;parent, name);</text:p>
      <text:p text:style-name="P7"><text:tab/>else</text:p>
      <text:p text:style-name="P7"><text:tab/><text:tab/>return NULL;</text:p>
      <text:p text:style-name="P7">}</text:p>
      <text:p text:style-name="P7"/>
      <text:p text:style-name="P22">lookup(scope, name): global lookup starting at scope</text:p>
      <text:p text:style-name="P22">lookup_in_local_scope(scope, name); local lookup of name in the given scope.</text:p>
      <text:p text:style-name="P22"/>
      <text:p text:style-name="P22"><text:span text:style-name="T36">static/lexical scoping</text:span>: parent scope is immediately/directly enclosing scope.</text:p>
      <text:p text:style-name="P22"><text:span text:style-name="T36">dynamic scoping</text:span>:</text:p>
      <text:list xml:id="list6295268333724413650" text:style-name="L6">
        <text:list-item>
          <text:p text:style-name="P31">within a function same as static scoping</text:p>
        </text:list-item>
        <text:list-item>
          <text:p text:style-name="P31">If f() calls g(), f() is the parent scope of g()</text:p>
        </text:list-item>
      </text:list>
      <text:p text:style-name="P22"/>
      <text:p text:style-name="P22">Example:</text:p>
      <text:p text:style-name="P22"/>
      <text:p text:style-name="P7">int a;</text:p>
      <text:p text:style-name="P7">int x;</text:p>
      <text:p text:style-name="P7"/>
      <text:p text:style-name="P7">void f(int x)</text:p>
      <text:p text:style-name="P7">{</text:p>
      <text:p text:style-name="P7"><text:tab/>a = 1;</text:p>
      <text:p text:style-name="P7"><text:tab/>a = a + g();</text:p>
      <text:p text:style-name="P7"><text:tab/>print a, x;</text:p>
      <text:p text:style-name="P7"><text:soft-page-break/>}</text:p>
      <text:p text:style-name="P7"/>
      <text:p text:style-name="P7">int g()</text:p>
      <text:p text:style-name="P7">{</text:p>
      <text:p text:style-name="P7"><text:tab/>print a, x;</text:p>
      <text:p text:style-name="P7"><text:tab/>return x + 1;</text:p>
      <text:p text:style-name="P7">}</text:p>
      <text:p text:style-name="P7"/>
      <text:p text:style-name="P7">int main()</text:p>
      <text:p text:style-name="P7">{</text:p>
      <text:p text:style-name="P7"><text:tab/>x = 2;</text:p>
      <text:p text:style-name="P7"><text:tab/>f(3);</text:p>
      <text:p text:style-name="P7"><text:tab/>g();</text:p>
      <text:p text:style-name="P7"><text:tab/>print a, x;</text:p>
      <text:p text:style-name="P7">}</text:p>
      <text:p text:style-name="P7"/>
      <text:p text:style-name="P22">Output (dynamic scoping):</text:p>
      <text:p text:style-name="P22"/>
      <text:p text:style-name="P7">f: a = 5, x = 3</text:p>
      <text:p text:style-name="P7">g: a = 1, x = 3</text:p>
      <text:p text:style-name="P7"/>
      <text:p text:style-name="P22">Execution trace: (bold indicates a boxed section)</text:p>
      <text:list xml:id="list222090606889617183" text:style-name="L7">
        <text:list-item>
          <text:p text:style-name="P32">Global</text:p>
          <text:list>
            <text:list-item>
              <text:p text:style-name="P34"><text:span text:style-name="T34">a: </text:span><text:span text:style-name="T38">1</text:span><text:span text:style-name="T34"> </text:span><text:span text:style-name="T41">5</text:span></text:p>
            </text:list-item>
            <text:list-item>
              <text:p text:style-name="P34"><text:span text:style-name="T34">x: </text:span><text:span text:style-name="T7">2</text:span></text:p>
            </text:list-item>
          </text:list>
        </text:list-item>
        <text:list-item>
          <text:p text:style-name="P32">main()</text:p>
          <text:list>
            <text:list-item>
              <text:p text:style-name="P35"><text:span text:style-name="T21">x = </text:span><text:span text:style-name="T6">2</text:span><text:span text:style-name="T33">;</text:span></text:p>
            </text:list-item>
            <text:list-item>
              <text:p text:style-name="P35"><text:span text:style-name="T33">f(</text:span><text:span text:style-name="T37">3</text:span><text:span text:style-name="T33">);</text:span></text:p>
              <text:list>
                <text:list-item>
                  <text:p text:style-name="P34"><text:span text:style-name="T34">x = </text:span><text:span text:style-name="T38">3</text:span><text:span text:style-name="T34">;</text:span></text:p>
                </text:list-item>
                <text:list-item>
                  <text:p text:style-name="P35"><text:span text:style-name="T33">a = </text:span><text:span text:style-name="T37">1</text:span><text:span text:style-name="T33">;</text:span></text:p>
                </text:list-item>
                <text:list-item>
                  <text:p text:style-name="P33">a = a + g();</text:p>
                  <text:list>
                    <text:list-item>
                      <text:p text:style-name="P32">g()</text:p>
                      <text:list>
                        <text:list-item>
                          <text:p text:style-name="P32">print a, x</text:p>
                          <text:list>
                            <text:list-item>
                              <text:p text:style-name="P35"><text:span text:style-name="T37">1</text:span><text:span text:style-name="T33">, </text:span><text:span text:style-name="T37">3</text:span></text:p>
                            </text:list-item>
                          </text:list>
                        </text:list-item>
                        <text:list-item>
                          <text:p text:style-name="P32">return x + 1;</text:p>
                          <text:list>
                            <text:list-item>
                              <text:p text:style-name="P35"><text:span text:style-name="T37">3</text:span><text:span text:style-name="T33"> + 1 = </text:span><text:span text:style-name="T39">4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33">a = a + </text:span><text:span text:style-name="T39">4</text:span></text:p>
                    </text:list-item>
                    <text:list-item>
                      <text:p text:style-name="P35"><text:span text:style-name="T40">a</text:span><text:span text:style-name="T33"> = </text:span><text:span text:style-name="T37">1</text:span><text:span text:style-name="T33"> + </text:span><text:span text:style-name="T39">4</text:span></text:p>
                    </text:list-item>
                  </text:list>
                </text:list-item>
                <text:list-item>
                  <text:p text:style-name="P37">print a, x</text:p>
                  <text:list>
                    <text:list-item>
                      <text:p text:style-name="P44"><text:span text:style-name="T42">5</text:span><text:span text:style-name="T33">, </text:span><text:span text:style-name="T37">3</text:span></text:p>
                    </text:list-item>
                  </text:list>
                </text:list-item>
              </text:list>
            </text:list-item>
            <text:list-item>
              <text:p text:style-name="P37">g();</text:p>
              <text:list>
                <text:list-item>
                  <text:p text:style-name="P37">print a, x</text:p>
                  <text:list>
                    <text:list-item>
                      <text:p text:style-name="P44"><text:span text:style-name="T42">5</text:span><text:span text:style-name="T33">, </text:span><text:span text:style-name="T6">2</text:span></text:p>
                    </text:list-item>
                  </text:list>
                </text:list-item>
              </text:list>
            </text:list-item>
            <text:list-item>
              <text:p text:style-name="P37">print a, x</text:p>
              <text:list>
                <text:list-item>
                  <text:p text:style-name="P44"><text:span text:style-name="T43">5</text:span><text:span text:style-name="T33">, </text:span><text:span text:style-name="T44">2</text:span></text:p>
                </text:list-item>
              </text:list>
            </text:list-item>
          </text:list>
        </text:list-item>
      </text:list>
      <text:p text:style-name="P23"/>
      <text:p text:style-name="P12">Here, variable not declared would be a runtime error, not a compile time error.</text:p>
      <text:p text:style-name="P12"><text:soft-page-break/></text:p>
      <text:p text:style-name="P12">Static Scoping:</text:p>
      <text:p text:style-name="P12"/>
      <text:p text:style-name="P22">Execution trace: (bold indicates a boxed section)</text:p>
      <text:list xml:id="list29470783" text:continue-numbering="true" text:style-name="L7">
        <text:list-item>
          <text:p text:style-name="P32">Global</text:p>
          <text:list>
            <text:list-item>
              <text:p text:style-name="P34"><text:span text:style-name="T34">a: </text:span><text:span text:style-name="T38">1</text:span><text:span text:style-name="T34"> </text:span><text:span text:style-name="T41">4</text:span></text:p>
            </text:list-item>
            <text:list-item>
              <text:p text:style-name="P34"><text:span text:style-name="T34">x: </text:span><text:span text:style-name="T7">2</text:span></text:p>
            </text:list-item>
          </text:list>
        </text:list-item>
        <text:list-item>
          <text:p text:style-name="P32">main()</text:p>
          <text:list>
            <text:list-item>
              <text:p text:style-name="P35"><text:span text:style-name="T21">x = </text:span><text:span text:style-name="T6">2</text:span><text:span text:style-name="T33">;</text:span></text:p>
            </text:list-item>
            <text:list-item>
              <text:p text:style-name="P35"><text:span text:style-name="T33">f(</text:span><text:span text:style-name="T37">3</text:span><text:span text:style-name="T33">);</text:span></text:p>
              <text:list>
                <text:list-item>
                  <text:p text:style-name="P34"><text:span text:style-name="T34">x = </text:span><text:span text:style-name="T38">3</text:span><text:span text:style-name="T34">;</text:span></text:p>
                </text:list-item>
                <text:list-item>
                  <text:p text:style-name="P35"><text:span text:style-name="T33">a = </text:span><text:span text:style-name="T37">1</text:span><text:span text:style-name="T33">;</text:span></text:p>
                </text:list-item>
                <text:list-item>
                  <text:p text:style-name="P33">a = a + g();</text:p>
                  <text:list>
                    <text:list-item>
                      <text:p text:style-name="P32">g()</text:p>
                      <text:list>
                        <text:list-item>
                          <text:p text:style-name="P32">print a, x</text:p>
                          <text:list>
                            <text:list-item>
                              <text:p text:style-name="P35"><text:span text:style-name="T37">1</text:span><text:span text:style-name="T33">, </text:span><text:span text:style-name="T6">2</text:span></text:p>
                            </text:list-item>
                          </text:list>
                        </text:list-item>
                        <text:list-item>
                          <text:p text:style-name="P32">return x + 1;</text:p>
                          <text:list>
                            <text:list-item>
                              <text:p text:style-name="P35"><text:span text:style-name="T6">2</text:span><text:span text:style-name="T33"> + 1 = </text:span><text:span text:style-name="T39">3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33">a = a + </text:span><text:span text:style-name="T39">3</text:span></text:p>
                    </text:list-item>
                    <text:list-item>
                      <text:p text:style-name="P35"><text:span text:style-name="T40">a</text:span><text:span text:style-name="T33"> = </text:span><text:span text:style-name="T37">1</text:span><text:span text:style-name="T33"> + </text:span><text:span text:style-name="T39">3</text:span></text:p>
                    </text:list-item>
                  </text:list>
                </text:list-item>
                <text:list-item>
                  <text:p text:style-name="P37">print a, x</text:p>
                  <text:list>
                    <text:list-item>
                      <text:p text:style-name="P44"><text:span text:style-name="T42">4</text:span><text:span text:style-name="T33">, </text:span><text:span text:style-name="T37">3</text:span></text:p>
                    </text:list-item>
                  </text:list>
                </text:list-item>
              </text:list>
            </text:list-item>
            <text:list-item>
              <text:p text:style-name="P37">g();</text:p>
              <text:list>
                <text:list-item>
                  <text:p text:style-name="P37">print a, x</text:p>
                  <text:list>
                    <text:list-item>
                      <text:p text:style-name="P44"><text:span text:style-name="T42">4</text:span><text:span text:style-name="T33">, </text:span><text:span text:style-name="T6">2</text:span></text:p>
                    </text:list-item>
                  </text:list>
                </text:list-item>
                <text:list-item>
                  <text:p text:style-name="P37">return x + 1</text:p>
                  <text:list>
                    <text:list-item>
                      <text:p text:style-name="P44"><text:span text:style-name="T6">2 </text:span><text:span text:style-name="T33">+ 1 = 3</text:span></text:p>
                    </text:list-item>
                  </text:list>
                </text:list-item>
              </text:list>
            </text:list-item>
            <text:list-item>
              <text:p text:style-name="P37">print a, x</text:p>
              <text:list>
                <text:list-item>
                  <text:p text:style-name="P44"><text:span text:style-name="T43">4</text:span><text:span text:style-name="T33">, </text:span><text:span text:style-name="T44">2</text:span></text:p>
                </text:list-item>
              </text:list>
            </text:list-item>
          </text:list>
        </text:list-item>
      </text:list>
      <text:p text:style-name="P25"/>
      <text:p text:style-name="P12"/>
      <text:p text:style-name="P13">Semantics of assignment</text:p>
      <text:p text:style-name="P12"/>
      <text:p text:style-name="P12">a = 5</text:p>
      <text:p text:style-name="P12"/>
      <text:p text:style-name="P12">a → name declared by programmer</text:p>
      <text:p text:style-name="P12">5 → name language specified</text:p>
      <text:p text:style-name="P12"/>
      <text:p text:style-name="P11"><text:span text:style-name="T35">Name:</text:span><text:span text:style-name="T33"> a</text:span></text:p>
      <text:p text:style-name="P11"><text:span text:style-name="T35">Attribute:</text:span><text:span text:style-name="T33"> value</text:span></text:p>
      <text:p text:style-name="P12"/>
      <text:p text:style-name="P12">Associating a name with a value is called binding.</text:p>
      <text:p text:style-name="P12"/>
      <text:p text:style-name="P12">Value has an address type (??? Wasn't listening)</text:p>
      <text:p text:style-name="P12"/>
      <text:p text:style-name="P11"><text:span text:style-name="T33">a = 5: associate the value 5 to a name </text:span><text:span text:style-name="T4">a</text:span><text:span text:style-name="T33"> (implied: and do not change any other associatons. That is, only </text:span><text:soft-page-break/><text:span text:style-name="T33">make a = 5, don't change x to be 5 as well.)</text:span></text:p>
      <text:p text:style-name="P12"/>
      <text:p text:style-name="P12">In general, we do not need to refer to a location.</text:p>
      <text:p text:style-name="P12"/>
      <text:p text:style-name="P12">We will assume that names have locations associted with them (or not)</text:p>
      <text:p text:style-name="P12"><text:tab/>a has a location associated with it</text:p>
      <text:p text:style-name="P12"><text:tab/>5 does not have a location associated with it</text:p>
      <text:p text:style-name="P12"/>
      <text:list xml:id="list6366173826000840710" text:style-name="L8">
        <text:list-item>
          <text:p text:style-name="P38">a = 5</text:p>
          <text:list>
            <text:list-item>
              <text:p text:style-name="P38">copy value 5 to location associated with a.</text:p>
            </text:list-item>
          </text:list>
        </text:list-item>
        <text:list-item>
          <text:p text:style-name="P38">a = b</text:p>
          <text:list>
            <text:list-item>
              <text:p text:style-name="P38">copy the calue in the location associated with b to the location associated with a.</text:p>
            </text:list-item>
          </text:list>
        </text:list-item>
      </text:list>
      <text:p text:style-name="P12"/>
      <text:p text:style-name="P24">Friday</text:p>
      <text:p text:style-name="P1">Week 8</text:p>
      <text:p text:style-name="P1">3-3-17</text:p>
      <text:p text:style-name="P12"/>
      <text:p text:style-name="P12">Last time:</text:p>
      <text:list xml:id="list9042648908049948729" text:style-name="L9">
        <text:list-item>
          <text:p text:style-name="P39">Started semantics of assignment</text:p>
        </text:list-item>
      </text:list>
      <text:p text:style-name="P12"/>
      <text:p text:style-name="P12">Today:</text:p>
      <text:list xml:id="list3758910535046590306" text:style-name="L10">
        <text:list-item>
          <text:p text:style-name="P40">Semantics of assignment</text:p>
        </text:list-item>
        <text:list-item>
          <text:p text:style-name="P40">pointer semantics in C</text:p>
        </text:list-item>
        <text:list-item>
          <text:p text:style-name="P40">Return of exams</text:p>
        </text:list-item>
      </text:list>
      <text:p text:style-name="P12"/>
      <text:p text:style-name="P12">Assignment is an essential operation in imperative languages.</text:p>
      <text:p text:style-name="P12"/>
      <text:p text:style-name="P12">We are going to assume that names have locations associated with them, and locations have values stored in them.</text:p>
      <text:p text:style-name="P12"/>
      <text:p text:style-name="P14">Very important!</text:p>
      <text:p text:style-name="P12"><text:span text:style-name="T1">Assignment:</text:span> has two forms</text:p>
      <text:list xml:id="list8620186230741327492" text:style-name="L11">
        <text:list-item>
          <text:p text:style-name="P41">a = b</text:p>
        </text:list-item>
        <text:list-item>
          <text:p text:style-name="P41">a = 5</text:p>
        </text:list-item>
      </text:list>
      <text:p text:style-name="P12"/>
      <text:p text:style-name="P12">LHS = RHS</text:p>
      <text:p text:style-name="P12"/>
      <text:p text:style-name="P12">LHS should have location associated with it.</text:p>
      <text:p text:style-name="P12">RHS can be an expression that:</text:p>
      <text:list xml:id="list9129264928723158975" text:style-name="L12">
        <text:list-item>
          <text:p text:style-name="P42">has a location associated with it (a = b)</text:p>
        </text:list-item>
        <text:list-item>
          <text:p text:style-name="P42">has no locations associated with it (a = 5)</text:p>
        </text:list-item>
      </text:list>
      <text:p text:style-name="P25"/>
      <text:p text:style-name="P12"/>
      <text:p text:style-name="P12">a = b</text:p>
      <text:p text:style-name="P12">copy the value in the location associated with b to the location associated with a.</text:p>
      <text:p text:style-name="P12"/>
      <text:p text:style-name="P12">a = 5</text:p>
      <text:p text:style-name="P12">copy the value 5 to the location associated with a.</text:p>
      <text:p text:style-name="P12"/>
      <text:p text:style-name="P12"><text:span text:style-name="T1">Definition:</text:span> An expression that has a location associated with it is called an l-value.</text:p>
      <text:p text:style-name="P12">Ex: *a, *b</text:p>
      <text:p text:style-name="P12"/>
      <text:p text:style-name="P12"><text:span text:style-name="T1">Definition:</text:span> An expression that has a value associated with it but not a location associated with it is called an r-value.</text:p>
      <text:p text:style-name="P12">Ex: 5, a + b</text:p>
      <text:p text:style-name="P12"/>
      <text:p text:style-name="P12">Note: Some languages make the distinction more explicit. For example, in ML, to write x = x +1, we write</text:p>
      <text:p text:style-name="P12"/>
      <text:p text:style-name="P12">x = !x + 1</text:p>
      <text:p text:style-name="P12"/>
      <text:p text:style-name="P12"><text:soft-page-break/>!x → content of location associated with x.</text:p>
      <text:p text:style-name="P25"/>
      <text:p text:style-name="P12"/>
      <text:p text:style-name="P13">Pointer Semantics</text:p>
      <text:p text:style-name="P12"/>
      <text:p text:style-name="P12">In C, we can declare pointers as follows:</text:p>
      <text:list xml:id="list1887346515975002643" text:style-name="L13">
        <text:list-item>
          <text:p text:style-name="P43">T * p; //where T is a type</text:p>
          <text:list>
            <text:list-item>
              <text:p text:style-name="P43">ex: int *p;</text:p>
            </text:list-item>
          </text:list>
        </text:list-item>
        <text:list-item>
          <text:p text:style-name="P43">p has a location associated with it</text:p>
        </text:list-item>
        <text:list-item>
          <text:p text:style-name="P43">the value in the location associated with p is the address of another location</text:p>
        </text:list-item>
      </text:list>
      <text:p text:style-name="P12"/>
      <text:p text:style-name="P12">Picture A (on back of loose sheet (cheat sheat for 471))</text:p>
      <text:p text:style-name="P12"/>
      <text:p text:style-name="P12">(1) = to represent the fact that value is equal to address of location pointed to by arrow.</text:p>
      <text:p text:style-name="P12"/>
      <text:p text:style-name="P12">Common mistake with pointers</text:p>
      <text:p text:style-name="P25"/>
      <text:p text:style-name="P12"/>
      <text:p text:style-name="P13">Pointer operations:</text:p>
      <text:p text:style-name="P12"/>
      <text:p text:style-name="P12">(defined in more detail in typed notes)</text:p>
      <text:p text:style-name="P12"/>
      <text:p text:style-name="P9"><text:span text:style-name="T2">malloc()</text:span><text:span text:style-name="T11"> takes an integer as a parameter and</text:span></text:p>
      <text:list xml:id="list6029084686694699295" text:style-name="L14">
        <text:list-item>
          <text:p text:style-name="P45"><text:span text:style-name="T10">allocates</text:span><text:span text:style-name="T11"> memory whose size is equal to the integer</text:span></text:p>
        </text:list-item>
        <text:list-item>
          <text:p text:style-name="P47"><text:span text:style-name="T15">returns an r-value</text:span><text:span text:style-name="T13"> equal to the address of the memory just allocated</text:span></text:p>
        </text:list-item>
      </text:list>
      <text:p text:style-name="P12"/>
      <text:p text:style-name="P12">Example:</text:p>
      <text:p text:style-name="P10"><text:span text:style-name="T45">(1)</text:span><text:span text:style-name="T19">int *p;</text:span></text:p>
      <text:p text:style-name="P10"><text:span text:style-name="T45">(2)</text:span><text:span text:style-name="T19">p = (int*) malloc(sizeof(int));</text:span></text:p>
      <text:p text:style-name="P46"/>
      <text:p text:style-name="P12">See Picture B</text:p>
      <text:p text:style-name="P12"/>
      <text:p text:style-name="P12">Example:</text:p>
      <text:p text:style-name="P12"/>
      <text:p text:style-name="P10"><text:span text:style-name="T45">(1)</text:span><text:span text:style-name="T19">int *p;</text:span></text:p>
      <text:p text:style-name="P10"><text:span text:style-name="T45">(2)</text:span><text:span text:style-name="T19">p = (int*) malloc(sizeof(int));</text:span></text:p>
      <text:p text:style-name="P15"><text:span text:style-name="T19">(3)</text:span><text:span text:style-name="T46">p = (int*)malloc(sizeof(int));</text:span></text:p>
      <text:p text:style-name="P48"/>
      <text:p text:style-name="P48">Picture C</text:p>
      <text:p text:style-name="P57"/>
      <text:p text:style-name="P48"/>
      <text:p text:style-name="P48">Exam:</text:p>
      <text:p text:style-name="P48"/>
      <text:p text:style-name="P49">Question 4:</text:p>
      <text:p text:style-name="P15"><text:span text:style-name="T47">Both “R</text:span><text:span text:style-name="T49">3</text:span><text:span text:style-name="T47">” and “R</text:span><text:span text:style-name="T49">3</text:span><text:span text:style-name="T47"> eof” were counted as correct.</text:span></text:p>
      <text:p text:style-name="P48"/>
      <text:p text:style-name="P48"/>
      <text:p text:style-name="P24">Monday</text:p>
      <text:p text:style-name="P1">Week 9</text:p>
      <text:p text:style-name="P1">3-13-17</text:p>
      <text:p text:style-name="Standard"/>
      <text:p text:style-name="P48">Project 3:</text:p>
      <text:p text:style-name="P48"/>
      <text:p text:style-name="P48">As we parse, we don't want to build a parse tree (it can help, but we don't need to); we need a symbol table, update info in symbol table to enforce typing rules.</text:p>
      <text:p text:style-name="P48"/>
      <text:p text:style-name="P48">As we are parsing, we are building nested symbol table.</text:p>
      <text:p text:style-name="P48"/>
      <text:p text:style-name="P48">Need to collect information as we parse.</text:p>
      <text:p text:style-name="P48"/>
      <text:p text:style-name="P48">If in body of program, we see if it's been declared. If not, it's an implicit declaration.</text:p>
      <text:p text:style-name="P48"/>
      <text:p text:style-name="P48">For expressions because of how we do type checking, we want it to return the type of that expression</text:p>
      <text:p text:style-name="P48"/>
      <text:p text:style-name="P48">Don't need parse tree; it's fixed grammar, unlike second project</text:p>
      <text:p text:style-name="P57"/>
      <text:p text:style-name="P48"/>
      <text:p text:style-name="P48">Last time:</text:p>
      <text:list xml:id="list2700242468466325183" text:style-name="L15">
        <text:list-item>
          <text:p text:style-name="P52"><text:span text:style-name="T22">Semantics of assignment</text:span></text:p>
        </text:list-item>
        <text:list-item>
          <text:p text:style-name="P52"><text:span text:style-name="T22">box-circle diagram</text:span></text:p>
        </text:list-item>
        <text:list-item>
          <text:p text:style-name="P52"><text:span text:style-name="T22">started on pointer semantics</text:span></text:p>
        </text:list-item>
      </text:list>
      <text:p text:style-name="Standard"><text:span text:style-name="T22">Today:</text:span></text:p>
      <text:list xml:id="list2308847644030044864" text:style-name="L16">
        <text:list-item>
          <text:p text:style-name="P53"><text:span text:style-name="T22">Same!</text:span></text:p>
        </text:list-item>
      </text:list>
      <text:p text:style-name="Standard"><text:span text:style-name="T22"/></text:p>
      <text:p text:style-name="P50"><text:span text:style-name="T23">Note: Did not bring notebook. No written notes!</text:span></text:p>
      <text:p text:style-name="Standard"><text:span text:style-name="T22"/></text:p>
      <text:p text:style-name="Standard"><text:span text:style-name="T22">Box-circle diagram: See photo on phone</text:span></text:p>
      <text:p text:style-name="Standard"><text:span text:style-name="T22"/></text:p>
      <text:p text:style-name="Standard"><text:span text:style-name="T22">Assignment under copy semantics</text:span></text:p>
      <text:p text:style-name="Standard"><text:span text:style-name="T22"/></text:p>
      <text:p text:style-name="Standard"><text:span text:style-name="T22">Two forms:</text:span></text:p>
      <text:p text:style-name="Standard"><text:span text:style-name="T22"/></text:p>
      <text:p text:style-name="Standard"><text:span text:style-name="T22">1. a = b</text:span></text:p>
      <text:p text:style-name="Standard"><text:span text:style-name="T22"/></text:p>
      <text:p text:style-name="Standard"><text:span text:style-name="T22">See picture on phone</text:span></text:p>
      <text:p text:style-name="Standard"><text:span text:style-name="T22"/></text:p>
      <text:p text:style-name="Standard"><text:span text:style-name="T22">Copy value in location associated with b in location associated with a</text:span></text:p>
      <text:p text:style-name="Standard"><text:span text:style-name="T22"/></text:p>
      <text:p text:style-name="Standard"><text:span text:style-name="T22">2. a = 5</text:span></text:p>
      <text:p text:style-name="Standard"><text:span text:style-name="T22"/></text:p>
      <text:p text:style-name="Standard"><text:span text:style-name="T22">See photo on phone</text:span></text:p>
      <text:p text:style-name="Standard"><text:span text:style-name="T22"/></text:p>
      <text:p text:style-name="Standard"><text:span text:style-name="T22">Copy value 5 to location associated with a.</text:span></text:p>
      <text:p text:style-name="Standard"><text:span text:style-name="T22"/></text:p>
      <text:p text:style-name="Standard"><text:span text:style-name="T24">l-value:</text:span><text:span text:style-name="T22"> an expression that has a location associated with it.</text:span></text:p>
      <text:p text:style-name="Standard"><text:soft-page-break/><text:span text:style-name="T22">Example (assuming a is of the correct type): a, a[i]</text:span></text:p>
      <text:p text:style-name="Standard"><text:span text:style-name="T22"/></text:p>
      <text:p text:style-name="P50"><text:span text:style-name="T23">r-value:</text:span><text:span text:style-name="T22"> an expression that does not have a location associated with it</text:span></text:p>
      <text:p text:style-name="P50"><text:span text:style-name="T22">examples: 5, a + b, ???</text:span></text:p>
      <text:p text:style-name="P50"><text:span text:style-name="T22"/></text:p>
      <text:p text:style-name="P50"><text:span text:style-name="T22">(Note: Even though a and b have locations associated with them, “a + b” does </text:span><text:span text:style-name="T26">not</text:span><text:span text:style-name="T22"> have a location associated with it)</text:span></text:p>
      <text:p text:style-name="P50"><text:span text:style-name="T22"/></text:p>
      <text:p text:style-name="P54"><text:span text:style-name="T25">Possibilities for assignment:</text:span></text:p>
      <text:p text:style-name="P54"><text:span text:style-name="T22"/></text:p>
      <text:p text:style-name="P54"><text:span text:style-name="T22">1. l-value</text:span><text:span text:style-name="T32">1</text:span><text:span text:style-name="T22"> = l-value</text:span><text:span text:style-name="T32">2</text:span></text:p>
      <text:p text:style-name="P54"><text:span text:style-name="T22"/></text:p>
      <text:p text:style-name="P54"><text:span text:style-name="T22">copy value in location associated with l-value</text:span><text:span text:style-name="T32">2</text:span><text:span text:style-name="T22"> to location associated with l-value</text:span><text:span text:style-name="T32">1</text:span><text:span text:style-name="T22">.</text:span></text:p>
      <text:p text:style-name="P54"><text:span text:style-name="T22"/></text:p>
      <text:p text:style-name="P54"><text:span text:style-name="T22">2. l-value = r-value</text:span></text:p>
      <text:p text:style-name="P54"><text:span text:style-name="T22"/></text:p>
      <text:p text:style-name="P54"><text:span text:style-name="T22">copy value of the r-value to location associated with l-value.</text:span></text:p>
      <text:p text:style-name="P54"><text:span text:style-name="T22"/></text:p>
      <text:p text:style-name="P54"><text:span text:style-name="T22">Things that can't exist:</text:span></text:p>
      <text:p text:style-name="P54"><text:span text:style-name="T22"/></text:p>
      <text:p text:style-name="P54"><text:span text:style-name="T22">3. r-value = l-value</text:span></text:p>
      <text:p text:style-name="P54"><text:span text:style-name="T22">4. r-value</text:span><text:span text:style-name="T32">1</text:span><text:span text:style-name="T22"> = r-value</text:span><text:span text:style-name="T32">2</text:span></text:p>
      <text:p text:style-name="P54"><text:span text:style-name="T22"/></text:p>
      <text:p text:style-name="P54"><text:span text:style-name="T25">Pointer semantics in C</text:span></text:p>
      <text:p text:style-name="P54"><text:span text:style-name="T22"/></text:p>
      <text:p text:style-name="P54"><text:span text:style-name="T22">Declaration</text:span></text:p>
      <text:p text:style-name="P54"><text:span text:style-name="T22">T* x;</text:span></text:p>
      <text:p text:style-name="P54"><text:span text:style-name="T22"/></text:p>
      <text:p text:style-name="P54"><text:span text:style-name="T22">“x is a pointer to T”</text:span></text:p>
      <text:p text:style-name="P54"><text:span text:style-name="T22"/></text:p>
      <text:p text:style-name="P54"><text:span text:style-name="T22">That means the location associated with x has a value which is the address of a location that has a value of type T.</text:span></text:p>
      <text:p text:style-name="P54"><text:span text:style-name="T22"/></text:p>
      <text:p text:style-name="P54"><text:span text:style-name="T22">See photo:</text:span></text:p>
      <text:p text:style-name="P54"><text:span text:style-name="T22"/></text:p>
      <text:p text:style-name="P54"><text:span text:style-name="T22">x </text:span></text:p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Table_20_Contents">(points to) Address of y</text:p>
                </table:table-cell>
              </table:table-row>
            </table:table>
            <text:p text:style-name="Table_20_Contents"/>
          </table:table-cell>
        </table:table-row>
      </table:table>
      <text:p text:style-name="P54"><text:span text:style-name="T22"/></text:p>
      <text:p text:style-name="P54"><text:span text:style-name="T22">@ address y: </text:span></text:p>
      <table:table table:name="Table3" table:style-name="Table3">
        <table:table-column table:style-name="Table3.A"/>
        <table:table-row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V<text:span text:style-name="T48">T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54"><text:span text:style-name="T22"/></text:p>
      <text:p text:style-name="P54"><text:span text:style-name="T22">V</text:span><text:span text:style-name="T32">T</text:span><text:span text:style-name="T22"> is of a value of type T.</text:span></text:p>
      <text:p text:style-name="P58"><text:span text:style-name="T22"/></text:p>
      <text:p text:style-name="P54"><text:span text:style-name="T22"/></text:p>
      <text:p text:style-name="P54"><text:span text:style-name="T22"/></text:p>
      <text:p text:style-name="P54"><text:soft-page-break/><text:span text:style-name="T22">malloc(): is a function</text:span></text:p>
      <text:p text:style-name="P54"><text:span text:style-name="T22"><text:tab/>input: integer which specifies a “size”</text:span></text:p>
      <text:p text:style-name="P54"><text:span text:style-name="T22"><text:tab/>output: </text:span><text:span text:style-name="T25">r-value</text:span><text:span text:style-name="T22"> which is the address of a location.</text:span></text:p>
      <text:p text:style-name="P54"><text:span text:style-name="T22"/></text:p>
      <text:p text:style-name="P54"><text:span text:style-name="T22">malloc() allocates memory whose size is equal to the size parameter</text:span></text:p>
      <text:p text:style-name="P54"><text:span text:style-name="T22">malloc() returns the address of the allocated memory (first byte).</text:span></text:p>
      <text:p text:style-name="P54"><text:span text:style-name="T22"/></text:p>
      <text:p text:style-name="P54"><text:span text:style-name="T22">Unary operator: Takes 1 operand. </text:span><text:span text:style-name="T27">NOT</text:span><text:span text:style-name="T22"> is a unary operator.</text:span></text:p>
      <text:p text:style-name="P54"><text:span text:style-name="T22"/></text:p>
      <text:p text:style-name="P54"><text:span text:style-name="T22">&amp;: is a unary operator.</text:span></text:p>
      <text:p text:style-name="P54"><text:span text:style-name="T22"><text:tab/>The operand of &amp; </text:span><text:span text:style-name="T23">must be</text:span><text:span text:style-name="T22"> an </text:span><text:span text:style-name="T25">l-value</text:span><text:span text:style-name="T22">.</text:span></text:p>
      <text:p text:style-name="P54"><text:span text:style-name="T22"><text:tab/>The </text:span><text:span text:style-name="T23">result</text:span><text:span text:style-name="T22"> is an </text:span><text:span text:style-name="T25">r-value</text:span><text:span text:style-name="T22">.</text:span></text:p>
      <text:p text:style-name="P54"><text:span text:style-name="T22"/></text:p>
      <text:p text:style-name="P54"><text:span text:style-name="T22">The value of </text:span><text:span text:style-name="T27">&amp;x</text:span><text:span text:style-name="T22"> is the address of the location associated with x.</text:span></text:p>
      <text:p text:style-name="P54"><text:span text:style-name="T22"/></text:p>
      <text:p text:style-name="P54"><text:span text:style-name="T22">In general, </text:span><text:span text:style-name="T27">&amp;l-value</text:span><text:span text:style-name="T22"> is equal to the address of the location associated with the l-value.</text:span></text:p>
      <text:p text:style-name="P54"><text:span text:style-name="T22"/></text:p>
      <text:p text:style-name="P54"><text:span text:style-name="T22">*: is a unary operator.</text:span></text:p>
      <text:p text:style-name="P54"><text:span text:style-name="T22"><text:tab/>The operand of * (aka dereference operator) can be an l-value OR an r-value.</text:span></text:p>
      <text:p text:style-name="P54"><text:span text:style-name="T22"><text:tab/>The result of applying the * operator is </text:span><text:span text:style-name="T25">always an l-value</text:span><text:span text:style-name="T22">.</text:span></text:p>
      <text:p text:style-name="P54"><text:span text:style-name="T22"/></text:p>
      <text:p text:style-name="P54"><text:span text:style-name="T27">*r-value</text:span><text:span text:style-name="T22"> has a location whose address is equal to r-value associated with it.</text:span></text:p>
      <text:p text:style-name="P4"><text:span text:style-name="T28">*l-value</text:span><text:span text:style-name="T22"> has a location whose address is the value in the location associated with it the l-value.</text:span></text:p>
      <text:p text:style-name="P4"><text:span text:style-name="T22"/></text:p>
      <text:p text:style-name="P4"><text:span text:style-name="T22">Example:</text:span></text:p>
      <text:p text:style-name="P4"><text:span text:style-name="T28"/></text:p>
      <text:p text:style-name="P4"><text:span text:style-name="T28">int x;</text:span></text:p>
      <text:p text:style-name="P4"><text:span text:style-name="T28">int *y;</text:span></text:p>
      <text:p text:style-name="P4"><text:span text:style-name="T28"/></text:p>
      <text:p text:style-name="P56"><text:span text:style-name="T28">See picture on phone</text:span></text:p>
      <text:p text:style-name="P56"><text:span text:style-name="T28"/></text:p>
      <text:p text:style-name="P4"><text:span text:style-name="T28">y = &amp;x;</text:span></text:p>
      <text:p text:style-name="P4"><text:span text:style-name="T22"/></text:p>
      <text:p text:style-name="P4"><text:span text:style-name="T22">&amp;x is the address of the location associated with x</text:span></text:p>
      <text:p text:style-name="P4"><text:span text:style-name="T22"/></text:p>
      <text:p text:style-name="Standard"><text:span text:style-name="T22">y = &amp;x </text:span><text:span text:style-name="T50">≡</text:span><text:span text:style-name="T22"> addr-x</text:span></text:p>
      <text:p text:style-name="P4"><text:span text:style-name="T22"/></text:p>
      <text:p text:style-name="P4"><text:span text:style-name="T22">See pictures on phone</text:span></text:p>
      <text:p text:style-name="P4"><text:span text:style-name="T22"/></text:p>
      <text:p text:style-name="P4"><text:span text:style-name="T28">y = &amp;*y;</text:span></text:p>
      <text:p text:style-name="P4"><text:span text:style-name="T22"/></text:p>
      <text:p text:style-name="P4"><text:span text:style-name="T22">*y is an l-value.</text:span></text:p>
      <text:p text:style-name="P4"><text:span text:style-name="T22">The location associated with *y is the location whose address is equal to the value in the location associated with y (the value of y).</text:span></text:p>
      <text:p text:style-name="P4"><text:span text:style-name="T22"/></text:p>
      <text:p text:style-name="P4"><text:span text:style-name="T25">See picture on phone</text:span></text:p>
      <text:p text:style-name="P4"><text:span text:style-name="T22"/></text:p>
      <text:p text:style-name="P4"><text:span text:style-name="T22">&amp;*y is an r-value equal to the address of the location associated with *y. *y = addr x</text:span></text:p>
      <text:p text:style-name="P4"><text:soft-page-break/><text:span text:style-name="T28">y = &amp;*y</text:span><text:span text:style-name="T22"> </text:span><text:span text:style-name="T23">≡</text:span><text:span text:style-name="T22"> </text:span><text:span text:style-name="T28">y = addr-x</text:span></text:p>
      <text:p text:style-name="P4"><text:span text:style-name="T22"/></text:p>
      <text:p text:style-name="P4"><text:span text:style-name="T22">&amp; is the address operator.</text:span></text:p>
      <text:p text:style-name="P4"><text:span text:style-name="T22"/></text:p>
      <text:p text:style-name="P4"><text:span text:style-name="T22">Important to think of *y not as a value, but as an l-value.</text:span></text:p>
      <text:p text:style-name="P4"><text:span text:style-name="T22"/></text:p>
      <text:p text:style-name="P4"><text:span text:style-name="T22">Example:</text:span></text:p>
      <text:p text:style-name="P4"><text:span text:style-name="T22"/></text:p>
      <text:p text:style-name="P4"><text:span text:style-name="T22">See picture</text:span></text:p>
      <text:p text:style-name="P4"><text:span text:style-name="T22"/></text:p>
      <text:p text:style-name="P4"><text:span text:style-name="T28">y = *&amp;y;</text:span></text:p>
      <text:p text:style-name="P4"><text:span text:style-name="T22"/></text:p>
      <text:p text:style-name="P4"><text:span text:style-name="T22">&amp;y is an r-value. &amp;y = address of location associated with y (that is, addr-y).</text:span></text:p>
      <text:p text:style-name="P4"><text:span text:style-name="T22"/></text:p>
      <text:p text:style-name="P4"><text:span text:style-name="T22">*&amp;y is an l-value. The location associated with *&amp;y is the location whose value is equal to &amp;y. (&amp;y = addr-y).</text:span></text:p>
      <text:p text:style-name="P4"><text:span text:style-name="T22"/></text:p>
      <text:p text:style-name="P4"><text:span text:style-name="T22">See photo</text:span></text:p>
      <text:p text:style-name="P4"><text:span text:style-name="T22"/></text:p>
      <text:p text:style-name="P4"><text:span text:style-name="T22">So *&amp;y points to the location associated with y.</text:span></text:p>
      <text:p text:style-name="P4"><text:span text:style-name="T22"/></text:p>
      <text:p text:style-name="P4"><text:span text:style-name="T22">y = *&amp;y </text:span><text:span text:style-name="T23">≡</text:span><text:span text:style-name="T22"> y = y</text:span></text:p>
      <text:p text:style-name="P4"><text:span text:style-name="T22"/></text:p>
      <text:p text:style-name="P4"><text:span text:style-name="T22">This is called an </text:span><text:span text:style-name="T23">alias</text:span><text:span text:style-name="T22">.</text:span></text:p>
      <text:p text:style-name="P4"><text:span text:style-name="T22"/></text:p>
      <text:p text:style-name="P4"><text:span text:style-name="T22">See photo: Loop represents &amp;y.</text:span></text:p>
      <text:p text:style-name="P4"><text:span text:style-name="T22"/></text:p>
      <text:p text:style-name="P4"><text:span text:style-name="T22">This is giving us a systematic way of dealing with * operators.</text:span></text:p>
      <text:p text:style-name="P59"><text:span text:style-name="T22"/></text:p>
      <text:p text:style-name="P4"><text:span text:style-name="T22"/></text:p>
      <text:p text:style-name="P4"><text:span text:style-name="T28">y = (int *) malloc(sizeof(int))</text:span></text:p>
      <text:p text:style-name="P4"><text:span text:style-name="T28">x = 1</text:span></text:p>
      <text:p text:style-name="P4"><text:span text:style-name="T22"/></text:p>
      <text:p text:style-name="P4"><text:span text:style-name="T22">See photos</text:span></text:p>
      <text:p text:style-name="P4"><text:span text:style-name="T22"/></text:p>
      <text:p text:style-name="P4"><text:span text:style-name="T22">*y in photo is not a pointer, it is a binding.</text:span></text:p>
      <text:p text:style-name="P4"><text:span text:style-name="T22"/></text:p>
      <text:p text:style-name="P4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7T08:27:26.51</meta:creation-date>
    <meta:generator>OpenOffice/4.1.1$Win32 OpenOffice.org_project/411m6$Build-9775</meta:generator>
    <dc:date>2017-03-13T09:27:32.37</dc:date>
    <meta:editing-duration>P1DT20H22M30S</meta:editing-duration>
    <meta:editing-cycles>22</meta:editing-cycles>
    <meta:document-statistic meta:table-count="4" meta:image-count="0" meta:object-count="0" meta:page-count="15" meta:paragraph-count="437" meta:word-count="2218" meta:character-count="10944"/>
  </office:meta>
</office:document-meta>
</file>